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Alizarin0_5f_-title">
      <style:graphic-properties fo:min-height="2.25cm"/>
      <style:paragraph-properties style:writing-mode="lr-tb"/>
    </style:style>
    <style:style style:name="pr9" style:family="presentation" style:parent-style-name="Alizarin0_5f_-subtitle">
      <style:graphic-properties draw:fill-color="#ffffff" fo:min-height="6.75cm"/>
      <style:paragraph-properties style:writing-mode="lr-tb"/>
    </style:style>
    <style:style style:name="pr10" style:family="presentation" style:parent-style-name="Alizarin0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text-align="start" fo:text-indent="0cm" style:text-autospace="ideograph-alpha" style:punctuation-wrap="hanging" style:writing-mode="lr-tb">
        <style:tab-stops/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Project 23: FIFO Queue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Daniel Schloms</text:p>
            <text:p text:style-name="P1">Konstantin Röhr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What needs to be done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We should implement and compare different types of FIFO queues</text:p>
              </text:list-item>
              <text:list-item>
                <text:p>Especially, we should have a look on how the lock-based queues perform compared to the lock-free queu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Quick Overview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Implementation is done in C++</text:p>
              </text:list-item>
              <text:list-item>
                <text:p>So far one queue implemented based on locks</text:p>
              </text:list-item>
              <text:list-item>
                <text:p>Two lock-free queues implemented </text:p>
              </text:list-item>
              <text:list-item>
                <text:p>But still some bugs to resolve</text:p>
              </text:list-item>
              <text:list-item>
                <text:p>We are using OpenMP for mulitproces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What we have implemented so far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Simple FIFO queue based on one lock (working)</text:p>
              </text:list-item>
              <text:list-item>
                <text:p>A naive circular queue (partly working)</text:p>
              </text:list-item>
              <text:list-item>
                <text:p>A scalable circular queue (working)</text:p>
              </text:list-item>
              <text:list-item>
                <text:p>An environment for benchmark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What we plan to do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Of course resolving all bugs</text:p>
              </text:list-item>
              <text:list-item>
                <text:p>Implement a version with two seperate locks for enqueueing and dequeueing</text:p>
              </text:list-item>
              <text:list-item>
                <text:p>Benchmarking and comparing the different queues as soon as the queues are working correct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8" draw:text-style-name="P1" draw:layer="layout" svg:width="26cm" svg:height="2.5cm" svg:x="1cm" svg:y="9.25cm" presentation:class="title" presentation:user-transformed="true">
          <draw:text-box>
            <text:p>Project 23: FIFO Queue</text:p>
          </draw:text-box>
        </draw:frame>
        <draw:frame presentation:style-name="pr9" draw:text-style-name="P2" draw:layer="layout" svg:width="25.5cm" svg:height="7cm" svg:x="1.5cm" svg:y="13cm" presentation:class="subtitle" presentation:user-transformed="true">
          <draw:text-box>
            <text:p text:style-name="P4">Daniel Schloms</text:p>
            <text:p text:style-name="P4">Konstantin Röhrl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7" style:family="presentation" style:parent-style-name="Alizarin0_5f_-backgroundobjects">
      <style:graphic-properties draw:stroke="none" draw:fill="none" draw:auto-grow-height="false" fo:min-height="1.501cm"/>
      <style:paragraph-properties style:writing-mode="lr-tb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7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13:12:25.309282848</meta:creation-date>
    <meta:editing-duration>PT1H18M20S</meta:editing-duration>
    <meta:editing-cycles>4</meta:editing-cycles>
    <meta:generator>LibreOffice/6.4.7.2$Linux_X86_64 LibreOffice_project/40$Build-2</meta:generator>
    <dc:title>Alizarin</dc:title>
    <dc:date>2021-06-09T10:54:47.912694119</dc:date>
    <meta:document-statistic meta:object-count="73"/>
  </office:meta>
</office:document-meta>
</file>